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64e15" officeooo:paragraph-rsid="00164e15" style:font-weight-asian="bold" style:font-weight-complex="bold"/>
    </style:style>
    <style:style style:name="P2" style:family="paragraph" style:parent-style-name="Standard">
      <style:text-properties fo:font-weight="bold" officeooo:rsid="00173667" officeooo:paragraph-rsid="00173667" style:font-weight-asian="bold" style:font-weight-complex="bold"/>
    </style:style>
    <style:style style:name="P3" style:family="paragraph" style:parent-style-name="Standard">
      <style:text-properties fo:font-weight="bold" officeooo:rsid="00173667" officeooo:paragraph-rsid="0018a6dd" style:font-weight-asian="bold" style:font-weight-complex="bold"/>
    </style:style>
    <style:style style:name="P4" style:family="paragraph" style:parent-style-name="Standard">
      <style:text-properties fo:font-weight="bold" officeooo:rsid="0017cf8b" officeooo:paragraph-rsid="0017cf8b" style:font-weight-asian="bold" style:font-weight-complex="bold"/>
    </style:style>
    <style:style style:name="P5" style:family="paragraph" style:parent-style-name="Standard">
      <style:text-properties fo:font-weight="bold" officeooo:rsid="001814b5" officeooo:paragraph-rsid="001814b5" style:font-weight-asian="bold" style:font-weight-complex="bold"/>
    </style:style>
    <style:style style:name="P6" style:family="paragraph" style:parent-style-name="Standard">
      <style:text-properties fo:font-weight="bold" officeooo:rsid="0018a6dd" officeooo:paragraph-rsid="0018a6dd" style:font-weight-asian="bold" style:font-weight-complex="bold"/>
    </style:style>
    <style:style style:name="P7" style:family="paragraph" style:parent-style-name="Standard">
      <style:paragraph-properties fo:break-before="page"/>
      <style:text-properties fo:font-weight="bold" officeooo:rsid="0017cf8b" officeooo:paragraph-rsid="0017cf8b" style:font-weight-asian="bold" style:font-weight-complex="bold"/>
    </style:style>
    <style:style style:name="P8" style:family="paragraph" style:parent-style-name="Header">
      <style:text-properties officeooo:rsid="00164e15" officeooo:paragraph-rsid="00164e15"/>
    </style:style>
    <style:style style:name="T1" style:family="text">
      <style:text-properties fo:font-weight="normal" style:font-weight-asian="normal" style:font-weight-complex="normal"/>
    </style:style>
    <style:style style:name="T2" style:family="text">
      <style:text-properties fo:font-weight="normal" officeooo:rsid="0017cf8b" style:font-weight-asian="normal" style:font-weight-complex="normal"/>
    </style:style>
    <style:style style:name="T3" style:family="text">
      <style:text-properties fo:font-weight="normal" officeooo:rsid="0018a6dd" style:font-weight-asian="normal" style:font-weight-complex="normal"/>
    </style:style>
    <style:style style:name="T4" style:family="text">
      <style:text-properties fo:font-weight="normal" officeooo:rsid="0018cfe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text:p>
      <text:p text:style-name="P3"><text:span text:style-name="T1">Below is the table with our findings. The units are in milliseconds for the radius 0 data, and in seconds for all other tests. The data was obtained by logging the “real” value from the time command. The average value of 2 tests was recorded </text:span><text:span text:style-name="T2">in bold for every test case, and th</text:span><text:span text:style-name="T3">ose</text:span><text:span text:style-name="T2"> value was used for the speedup and efficiency tables. </text:span></text:p>
      <text:p text:style-name="P3"><text:span text:style-name="T2"/></text:p>
      <text:p text:style-name="P3"><text:span text:style-name="T2">The tests were interleaved to leave 10 minutes between each test for the same case. </text:span></text:p>
      <text:p text:style-name="P3"><text:span text:style-name="T2"/></text:p>
      <text:p text:style-name="P6"><text:span text:style-name="T2">A</text:span><text:span text:style-name="T1">t the time of testing, mpirun was not working. The serial execution time was instead recorded by running the CUDA code with one process only. </text:span></text:p>
      <text:p text:style-name="P2"><text:span text:style-name="T2"/></text:p>
      <text:p text:style-name="P7">Discussion</text:p>
      <text:p text:style-name="P4"><text:span text:style-name="T1">There was very little variation between the runtimes of subsequent tests of one condition. </text:span></text:p>
      <text:p text:style-name="P4"><text:span text:style-name="T1"/></text:p>
      <text:p text:style-name="P5"><text:span text:style-name="T1">As the number of processes increased, performance improved massively. The speedup was far more than the speedups seen when using MPI. </text:span></text:p>
      <text:p text:style-name="P5"><text:span text:style-name="T1"/></text:p>
      <text:p text:style-name="P6"><text:span text:style-name="T3">T</text:span><text:span text:style-name="T1">he work done by each process when the radius was 0 was too trivial to make proper conclusions about scalability from the efficiency table. However, the efficiency table with radius 10 definitely shows the program to be both strongly and weakly scalable. </text:span><text:span text:style-name="T4">(</text:span><text:span text:style-name="T1">The efficiency stays constant when the problem size stays constant, and it stays constant when the problem size increases at the same rate as the problem size.</text:span><text:span text:style-name="T4">)</text:span><text:span text:style-name="T1"> There are outliers in the 32 processor row for 1k, 3k, and 4k, but apart from that, the </text:span><text:span text:style-name="T4">efficiency</text:span><text:span text:style-name="T1"> stays very close to 1 </text:span><text:span text:style-name="T4">for the entire tabl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4e15" officeooo:paragraph-rsid="00164e1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tab/><text:tab/>Don Pham (phamd)</text:p>
        <text:p text:style-name="MP1">Analysis Report<text:tab/><text:tab/>Ryan Davis (davisr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21:12:17.149000000</meta:creation-date>
    <dc:date>2017-04-18T21:36:06.850000000</dc:date>
    <meta:editing-duration>PT23M48S</meta:editing-duration>
    <meta:editing-cycles>6</meta:editing-cycles>
    <meta:generator>LibreOffice/5.3.1.2$Windows_X86_64 LibreOffice_project/e80a0e0fd1875e1696614d24c32df0f95f03deb2</meta:generator>
    <meta:document-statistic meta:table-count="0" meta:image-count="0" meta:object-count="0" meta:page-count="2" meta:paragraph-count="10" meta:word-count="244" meta:character-count="1416" meta:non-whitespace-character-count="1173"/>
  </office:meta>
</office:document-meta>
</file>